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11cm" fo:min-width="3.708cm"/>
      <style:paragraph-properties style:writing-mode="lr-tb"/>
    </style:style>
    <style:style style:name="gr2" style:family="graphic" style:parent-style-name="standard">
      <style:graphic-properties draw:fill="solid" draw:fill-color="#81d41a" draw:textarea-horizontal-align="justify" draw:textarea-vertical-align="middle" draw:auto-grow-height="false" fo:min-height="3.693cm" fo:min-width="3.956cm"/>
      <style:paragraph-properties style:writing-mode="lr-tb"/>
    </style:style>
    <style:style style:name="gr3" style:family="graphic" style:parent-style-name="standard">
      <style:graphic-properties draw:fill="solid" draw:fill-color="#ff8000" draw:textarea-horizontal-align="justify" draw:textarea-vertical-align="middle" draw:auto-grow-height="false" fo:min-height="3.464cm" fo:min-width="3.28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81d41a"/>
      <style:paragraph-properties fo:text-align="center" style:writing-mode="lr-tb"/>
    </style:style>
    <style:style style:name="P3" style:family="paragraph">
      <loext:graphic-properties draw:fill="solid" draw:fill-color="#ff80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5cm" svg:height="5.175cm" svg:x="0.6cm" svg:y="0.3cm">
          <text:p text:style-name="P1">Robo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3cm" svg:height="5.575cm" svg:x="5.025cm" svg:y="0.15cm">
          <text:p text:style-name="P1">Machine Lear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35cm" svg:height="5.25cm" svg:x="3.6cm" svg:y="3.85cm">
          <text:p text:style-name="P1">Optimiz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0.2cm" fo:margin-left="0.2cm" fo:margin-right="0.2cm" fo:page-width="12.5cm" fo:page-height="9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27T10:46:23.486835235</meta:creation-date>
    <dc:date>2025-10-28T10:12:35.474211331</dc:date>
    <meta:editing-duration>PT46M20S</meta:editing-duration>
    <meta:editing-cycles>5</meta:editing-cycles>
    <meta:generator>LibreOffice/6.4.7.2$Linux_X86_64 LibreOffice_project/40$Build-2</meta:generator>
    <meta:document-statistic meta:object-count="3"/>
  </office:meta>
</office:document-meta>
</file>